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6" style:parent-style-name="Fonteparág.padrão" style:family="text">
      <style:text-properties style:font-name="Arial" fo:font-weight="bold" style:font-weight-asian="bold" fo:font-size="10pt" style:font-size-asian="10pt" style:font-size-complex="10pt" fo:language="pt" fo:country="BR"/>
    </style:style>
    <style:style style:name="T7" style:parent-style-name="Fonteparág.padrão" style:family="text">
      <style:text-properties style:font-name="Arial" style:font-weight-complex="bold" fo:font-size="10pt" style:font-size-asian="10pt" style:font-size-complex="10pt" fo:language="pt" fo:country="BR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23F62" fo:language="pt" fo:country="BR"/>
    </style:style>
    <style:style style:name="P9" style:parent-style-name="Standard" style:family="paragraph">
      <style:text-properties style:font-name="Arial" style:font-weight-complex="bold" fo:font-size="10pt" style:font-size-asian="10pt" style:font-size-complex="10pt" fo:language="pt" fo:country="BR"/>
    </style:style>
    <style:style style:name="P10" style:parent-style-name="Standard" style:family="paragraph">
      <style:text-properties style:font-name="Arial" style:font-name-complex="Arial" style:font-weight-complex="bold" fo:color="#000000" fo:language="pt" fo:country="BR"/>
    </style:style>
    <style:style style:name="P11" style:parent-style-name="Standard" style:family="paragraph">
      <style:paragraph-properties fo:text-align="center" fo:margin-top="0.0833in"/>
    </style:style>
    <style:style style:name="T12" style:parent-style-name="Fonteparág.padrão" style:family="text">
      <style:text-properties style:font-name="Arial" style:font-name-complex="Arial" style:font-weight-complex="bold" fo:color="#000000"/>
    </style:style>
    <style:style style:name="T13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P14" style:parent-style-name="Standard" style:family="paragraph">
      <style:paragraph-properties fo:text-align="center"/>
      <style:text-properties style:font-name="Arial" style:font-name-complex="Arial" style:font-weight-complex="bold" fo:color="#000000" fo:language="pt" fo:country="BR"/>
    </style:style>
    <style:style style:name="P15" style:parent-style-name="Standard" style:family="paragraph">
      <style:paragraph-properties fo:text-align="center"/>
    </style:style>
    <style:style style:name="T16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P17" style:parent-style-name="Standard" style:family="paragraph">
      <style:paragraph-properties fo:text-align="center"/>
      <style:text-properties style:font-name="Arial" style:font-name-complex="Arial" style:font-weight-complex="bold" fo:color="#000000" fo:language="pt" fo:country="BR"/>
    </style:style>
    <style:style style:name="P18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19" style:parent-style-name="Standard" style:family="paragraph">
      <style:paragraph-properties fo:text-align="justify" fo:margin-left="0.2479in" fo:text-indent="-0.2479in">
        <style:tab-stops/>
      </style:paragraph-properties>
    </style:style>
    <style:style style:name="T20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P21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22" style:parent-style-name="Standard" style:family="paragraph">
      <style:paragraph-properties fo:text-align="justify" fo:margin-left="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23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24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25" style:parent-style-name="Standard" style:family="paragraph">
      <style:paragraph-properties fo:text-align="justify" fo:margin-left="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26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27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28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29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0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1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2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33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4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5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6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37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8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39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40" style:parent-style-name="Standard" style:list-style-name="WWNum1" style:family="paragraph">
      <style:paragraph-properties fo:text-align="justify" fo:margin-left="0.2479in" fo:text-indent="-0.2479in">
        <style:tab-stops/>
      </style:paragraph-properties>
    </style:style>
    <style:style style:name="T41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T42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T43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P44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45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46" style:parent-style-name="Standard" style:list-style-name="WWNum1" style:family="paragraph">
      <style:paragraph-properties fo:text-align="justify" fo:margin-left="0.2479in" fo:text-indent="-0.2479in">
        <style:tab-stops/>
      </style:paragraph-properties>
    </style:style>
    <style:style style:name="T47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T48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T49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P50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51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52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53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54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55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56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57" style:parent-style-name="Standard" style:family="paragraph">
      <style:paragraph-properties fo:text-align="justify" fo:margin-left="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58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59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60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61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62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63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64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65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66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67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68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69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70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71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72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73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74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75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76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77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78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79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80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81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82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83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84" style:parent-style-name="Standard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85" style:parent-style-name="Standard" style:family="paragraph">
      <style:paragraph-properties fo:text-align="justify"/>
      <style:text-properties style:font-name="Arial" style:font-name-complex="Arial" style:font-weight-complex="bold" fo:color="#000000" fo:language="pt" fo:country="BR"/>
    </style:style>
    <style:style style:name="P86" style:parent-style-name="Standard" style:list-style-name="WWNum1" style:family="paragraph">
      <style:paragraph-properties fo:text-align="justify" fo:margin-left="0.2479in" fo:text-indent="-0.2479in">
        <style:tab-stops/>
      </style:paragraph-properties>
      <style:text-properties style:font-name="Arial" style:font-name-complex="Arial" style:font-weight-complex="bold" fo:color="#000000" fo:language="pt" fo:country="BR"/>
    </style:style>
    <style:style style:name="P87" style:parent-style-name="Standard" style:family="paragraph">
      <style:paragraph-properties fo:text-align="justify" fo:margin-left="0.2479in" fo:text-indent="-0.2479in">
        <style:tab-stops/>
      </style:paragraph-properties>
    </style:style>
    <style:style style:name="T88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name="P89" style:parent-style-name="ParágrafodaLista" style:family="paragraph">
      <style:text-properties style:font-name="Arial" style:font-name-complex="Arial" style:font-weight-complex="bold" fo:color="#000000" fo:language="pt" fo:country="BR"/>
    </style:style>
    <style:style style:name="P90" style:parent-style-name="Standard" style:family="paragraph">
      <style:paragraph-properties fo:text-align="justify" fo:margin-bottom="0.1666in"/>
      <style:text-properties style:font-name="Arial" style:font-name-complex="Arial" style:font-weight-complex="bold" fo:color="#000000" fo:language="pt" fo:country="BR"/>
    </style:style>
    <style:style style:name="P91" style:parent-style-name="Standard" style:family="paragraph">
      <style:paragraph-properties fo:text-align="justify"/>
    </style:style>
    <style:style style:name="T92" style:parent-style-name="Fonteparág.padrão" style:family="text">
      <style:text-properties style:font-name="Arial" style:font-name-complex="Arial" style:font-weight-complex="bold" fo:color="#000000" fo:language="pt" fo:country="BR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><text:span text:style-name="T6">Nome do Aluno:</text:span><text:span text:style-name="T7"><text:s text:c="3"/></text:span><text:span text:style-name="T8">-</text:span></text:p>
      <text:p text:style-name="P9"/>
      <text:p text:style-name="P10"/>
      <text:p text:style-name="P11"><text:span text:style-name="T12"><draw:custom-shape svg:x="0.00079in" svg:y="0.00551in" svg:width="7.04167in" svg:height="0.00069in" draw:z-index="251658240" draw:id="id0" draw:style-name="a0" draw:name="Forma Livre: Forma 1" text:anchor-type="paragraph"><svg:title/><svg:desc/><text:p text:style-name="Normal"/><draw:enhanced-geometry draw:type="non-primitive" svg:viewBox="0 0 21600 21600" draw:enhanced-path="M ?f8 ?f8 L ?f9 ?f9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13">****** SOMENTE MUDAR DE DIRETÓRIO CORRENTE QUANDO SOLICITADO PELO EXERCÍCIO ******</text:span></text:p>
      <text:p text:style-name="P14">****** LETRAS MAIÚSCULAS E MINÚSCULAS FAZEM DIFERENÇA ******</text:p>
      <text:p text:style-name="P15"><text:span text:style-name="T16"><draw:custom-shape svg:x="0.00079in" svg:y="0.07638in" svg:width="7.04167in" svg:height="0.00069in" draw:z-index="251659264" draw:id="id1" draw:style-name="a1" draw:name="Forma Livre: Forma 2" text:anchor-type="paragraph"><svg:title/><svg:desc/><text:p text:style-name="Normal"/><draw:enhanced-geometry draw:type="non-primitive" svg:viewBox="0 0 21600 21600" draw:enhanced-path="M ?f8 ?f8 L ?f9 ?f9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17"/>
      <text:list text:style-name="WWNum1">
        <text:list-item text:start-value="1">
          <text:p text:style-name="P18">Após o login, verificar qual é o seu<text:s/>diretório corrente (deve ser seu diretório inicial de trabalho).</text:p>
        </text:list-item>
      </text:list>
      <text:p text:style-name="P19"><text:span text:style-name="T20">pwd</text:span></text:p>
      <text:p text:style-name="P21">/home/[seuNomeAqui]</text:p>
      <text:p text:style-name="P22"/>
      <text:list text:style-name="WWNum1" text:continue-numbering="true">
        <text:list-item>
          <text:p text:style-name="P23">Criar em seu diretório corrente o diretório “LISTA01”.</text:p>
        </text:list-item>
      </text:list>
      <text:p text:style-name="P24">mkdir LISTA01</text:p>
      <text:p text:style-name="P25"/>
      <text:list text:style-name="WWNum1" text:continue-numbering="true">
        <text:list-item>
          <text:p text:style-name="P26">Mudar o seu diretório corrente para o diretório “LISTA01”.</text:p>
        </text:list-item>
      </text:list>
      <text:p text:style-name="P27">Ccd LISTA01/</text:p>
      <text:p text:style-name="P28"/>
      <text:list text:style-name="WWNum1" text:continue-numbering="true">
        <text:list-item>
          <text:p text:style-name="P29">Criar em seu diretório<text:s/>corrente os diretórios “DIR01” e “DIR02” usando o caminho relativo.</text:p>
        </text:list-item>
      </text:list>
      <text:p text:style-name="P30">mkdir DIR01</text:p>
      <text:p text:style-name="P31">mkdir DIR02</text:p>
      <text:p text:style-name="P32"/>
      <text:list text:style-name="WWNum1" text:continue-numbering="true">
        <text:list-item>
          <text:p text:style-name="P33">Criar em seu diretório corrente os diretórios “dir03” e “dir04” usando o caminho absoluto.</text:p>
        </text:list-item>
      </text:list>
      <text:p text:style-name="P34">mkdir /home/[seuNomeAqui]/LISTA01/dir03</text:p>
      <text:p text:style-name="P35">mkdir /home/[seuNomeAqui]/LISTA01/dir04</text:p>
      <text:p text:style-name="P36"/>
      <text:list text:style-name="WWNum1" text:continue-numbering="true">
        <text:list-item>
          <text:p text:style-name="P37">Listar no<text:s/>formato longo o conteúdo do seu diretório corrente.</text:p>
        </text:list-item>
      </text:list>
      <text:p text:style-name="P38">ls -l</text:p>
      <text:p text:style-name="P39"/>
      <text:list text:style-name="WWNum1" text:continue-numbering="true">
        <text:list-item>
          <text:p text:style-name="P40"><text:span text:style-name="T41">Listar o diretório do sistema “</text:span><text:span text:style-name="T42">/etc</text:span><text:span text:style-name="T43">” e redirecionar a saída para o arquivo “DIRETC”, que deve ser criado no diretório “DIR01”. Em todas referências usar o caminho absoluto.</text:span></text:p>
        </text:list-item>
      </text:list>
      <text:p text:style-name="P44">ls /etc &gt;<text:s/>/home/[seuNomeAqui]/LISTA01/DIR01/DIRETC</text:p>
      <text:p text:style-name="P45"/>
      <text:list text:style-name="WWNum1" text:continue-numbering="true">
        <text:list-item>
          <text:p text:style-name="P46"><text:span text:style-name="T47">Listar o diretório do sistema “</text:span><text:span text:style-name="T48">/bin</text:span><text:span text:style-name="T49">” e redirecionar a saída para o arquivo “DIRBIN”, que deve ser criado no diretório “DIR02”. Em todas referências usar o caminho relativo.</text:span></text:p>
        </text:list-item>
      </text:list>
      <text:p text:style-name="P50">ls ./../../../bin &gt; ./DIR02/DIRBIN</text:p>
      <text:p text:style-name="P51"/>
      <text:list text:style-name="WWNum1" text:continue-numbering="true">
        <text:list-item>
          <text:p text:style-name="P52">Remover o diretório “dir03” usando o caminho absoluto.</text:p>
        </text:list-item>
      </text:list>
      <text:p text:style-name="P53">rmdir /home/[seuNomeAqui]/LISTA01/dir03</text:p>
      <text:p text:style-name="P54"/>
      <text:list text:style-name="WWNum1" text:continue-numbering="true">
        <text:list-item>
          <text:p text:style-name="P55">Listar o conteúdo do arquivo do sistema “/etc/passwd”, paginando-o na tela, usando o caminho relativo.</text:p>
        </text:list-item>
      </text:list>
      <text:p text:style-name="P56">more ./../../../etc/passwd</text:p>
      <text:p text:style-name="P57"/>
      <text:list text:style-name="WWNum1" text:continue-numbering="true">
        <text:list-item>
          <text:p text:style-name="P58">Copiar o arquivo “DIRETC” (ex:7) para o diretório “DIR02”.</text:p>
        </text:list-item>
      </text:list>
      <text:p text:style-name="P59">cp /home/[seuNomeAqui]/LISTA01/DIR01/DIRETC /home/[seuNomeAqui]/LISTA01/DIR02</text:p>
      <text:p text:style-name="P60"/>
      <text:list text:style-name="WWNum1" text:continue-numbering="true">
        <text:list-item>
          <text:p text:style-name="P61">Renomear o arquivo “DIRETC” (ex:11) que se encontra no diretório “DIR02” para o nome “NovoNome”.</text:p>
        </text:list-item>
      </text:list>
      <text:p text:style-name="P62">mv /home/[seuNomeAqui]/LISTA01/DIR02/DIRETC /home/[seuNomeAqui]/LISTA01/DIR02/NovoNome</text:p>
      <text:p text:style-name="P63"/>
      <text:list text:style-name="WWNum1" text:continue-numbering="true">
        <text:list-item>
          <text:p text:style-name="P64">Mover o<text:s/>arquivo “NovoNome” (ex:12) para o diretório “DIR01”.</text:p>
        </text:list-item>
      </text:list>
      <text:p text:style-name="P65">mv /home/[seuNomeAqui]/LISTA01/DIR02/NovoNome /home/[seuNomeAqui]/LISTA01/DIR01</text:p>
      <text:p text:style-name="P66"/>
      <text:list text:style-name="WWNum1" text:continue-numbering="true">
        <text:list-item>
          <text:p text:style-name="P67">Remover o arquivo “DIRETC” que se encontra no diretório “DIR01”.</text:p>
        </text:list-item>
      </text:list>
      <text:p text:style-name="P68">rm /home/[seuNomeAqui]/LISTA01/DIR01/DIRETC</text:p>
      <text:p text:style-name="P69"/>
      <text:list text:style-name="WWNum1" text:continue-numbering="true">
        <text:list-item>
          <text:p text:style-name="P70">Utilizando o pipeline de comandos, mostrar aproximadamente a quantidade de arquivos existentes no diretório do sistema "/dev".</text:p>
        </text:list-item>
      </text:list>
      <text:p text:style-name="P71">ls /dev | wc -l</text:p>
      <text:p text:style-name="P72">241</text:p>
      <text:p text:style-name="P73"/>
      <text:list text:style-name="WWNum1" text:continue-numbering="true">
        <text:list-item>
          <text:p text:style-name="P74">Via comando exibir somente as linhas do arquivo do sistema "/etc/group"<text:s/>em que exista a palavra "root". <text:s/></text:p>
        </text:list-item>
      </text:list>
      <text:p text:style-name="P75">grep “root” /etc/group</text:p>
      <text:p text:style-name="P76"/>
      <text:list text:style-name="WWNum1" text:continue-numbering="true">
        <text:list-item>
          <text:p text:style-name="P77">Mudar o seu diretório corrente para o diretório “DIR02” (ex:4).</text:p>
        </text:list-item>
      </text:list>
      <text:p text:style-name="P78">cd DIR02</text:p>
      <text:p text:style-name="P79"/>
      <text:list text:style-name="WWNum1" text:continue-numbering="true">
        <text:list-item>
          <text:p text:style-name="P80">Modificar as permissões de acesso do arquivo “DIRBIN” (ex:8) para: <text:s/>rwx r–x r––.<text:s/><text:s/></text:p>
        </text:list-item>
      </text:list>
      <text:p text:style-name="P81">chmod 764 /home/[seuNomeAqui]/LISTA01/DIR02/DIRBIN</text:p>
      <text:p text:style-name="P82"/>
      <text:list text:style-name="WWNum1" text:continue-numbering="true">
        <text:list-item>
          <text:p text:style-name="P83">Dar o comando para verificar se as permissões que foram alteradas no exercício anterior estão corretas.</text:p>
        </text:list-item>
      </text:list>
      <text:p text:style-name="P84">ls -l /home/[seuNomeAqui]/LISTA01/DIR02</text:p>
      <text:p text:style-name="P85"/>
      <text:list text:style-name="WWNum1" text:continue-numbering="true">
        <text:list-item>
          <text:p text:style-name="P86">Mudar o seu diretório corrente para o seu diretório de trabalho.</text:p>
        </text:list-item>
      </text:list>
      <text:p text:style-name="P87"><text:span text:style-name="T88">cd</text:span></text:p>
      <text:p text:style-name="P89"/>
      <text:p text:style-name="P90"/>
      <text:p text:style-name="P91"><text:span text:style-name="T9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size-complex="12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4916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8in" fo:margin-bottom="0.5in" fo:margin-right="0.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1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4" style:parent-style-name="Cabeçalho" style:family="paragraph">
      <style:paragraph-properties fo:text-align="center" fo:margin-top="0.0833in"/>
    </style:style>
    <style:style style:name="T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</office:automatic-styles>
  <office:master-styles>
    <style:master-page style:name="MP0" style:page-layout-name="PL0">
      <style:header>
        <text:p text:style-name="P2"><text:span text:style-name="T3">SISTEMAS OPERACIONAIS II - LABORATÓRIO</text:span></text:p>
        <text:p text:style-name="P4"><text:span text:style-name="T5">EXERCÍCIOS DE REVISÃO – COMANDOS UNIX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ISTA DE EXERCÍCIOS – COMANDOS DE MANIPULAÇÃO DE DIRETÓRIOS E ARQUIVOS</dc:title>
    <meta:initial-creator>Renato Jensen</meta:initial-creator>
    <dc:creator>Oani S.C.</dc:creator>
    <meta:creation-date>2020-08-21T13:45:00Z</meta:creation-date>
    <dc:date>2021-02-17T21:03:00Z</dc:date>
    <meta:print-date>2014-03-13T17:18:00Z</meta:print-date>
    <meta:template xlink:href="Normal" xlink:type="simple"/>
    <meta:editing-cycles>8</meta:editing-cycles>
    <meta:editing-duration>PT16260S</meta:editing-duration>
    <meta:user-defined meta:name="AppVersion">16.0000</meta:user-defined>
    <meta:user-defined meta:name="Company">Dataxis</meta:user-defined>
    <meta:user-defined meta:name="ContentTypeId">0x010100EABD548CC46B8345BD4CD05DFBD1EA6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8" meta:character-count="2732" meta:row-count="19" meta:non-whitespace-character-count="2329"/>
  </office:meta>
</office:document-meta>
</file>